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Inter" svg:font-family="Inter" style:font-family-generic="roman" svg:panose-1="0 0 0 0 0 0 0 0 0 0"/>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border="0.0034in solid #E3E3E3" fo:padding="0in" style:shadow="none" fo:margin-bottom="0.2083in" fo:line-height="100%" fo:background-color="#FFFFFF"/>
    </style:style>
    <style:style style:name="T2"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3" style:parent-style-name="Normal" style:list-style-name="LFO1" style:family="paragraph">
      <style:paragraph-properties fo:border="0.0034in solid #E3E3E3" fo:padding="0in" style:shadow="none" fo:margin-bottom="0in" fo:line-height="100%" fo:background-color="#FFFFFF"/>
    </style:style>
    <style:style style:name="T4"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5"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6" style:parent-style-name="Normal" style:list-style-name="LFO1" style:family="paragraph">
      <style:paragraph-properties fo:border="0.0034in solid #E3E3E3" fo:padding="0in" style:shadow="none" fo:margin-bottom="0in" fo:line-height="100%" fo:background-color="#FFFFFF"/>
    </style:style>
    <style:style style:name="T7"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8"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9" style:parent-style-name="Normal" style:family="paragraph">
      <style:paragraph-properties fo:margin-top="0.5in" fo:margin-bottom="0.5in" fo:line-height="100%"/>
    </style:style>
    <style:style style:name="T10"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11" style:parent-style-name="Normal" style:family="paragraph">
      <style:paragraph-properties fo:border="0.0034in solid #E3E3E3" fo:padding="0in" style:shadow="none" fo:margin-bottom="0.2083in" fo:line-height="100%" fo:background-color="#FFFFFF"/>
    </style:style>
    <style:style style:name="T12"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13" style:parent-style-name="Normal" style:list-style-name="LFO2" style:family="paragraph">
      <style:paragraph-properties fo:border="0.0034in solid #E3E3E3" fo:padding="0in" style:shadow="none" fo:margin-bottom="0in" fo:line-height="100%" fo:background-color="#FFFFFF"/>
    </style:style>
    <style:style style:name="T14"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5"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6" style:parent-style-name="Normal" style:list-style-name="LFO2" style:family="paragraph">
      <style:paragraph-properties fo:border="0.0034in solid #E3E3E3" fo:padding="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7" style:parent-style-name="Normal" style:list-style-name="LFO2" style:family="paragraph">
      <style:paragraph-properties fo:border="0.0034in solid #E3E3E3" fo:padding="0in" style:shadow="none" fo:margin-bottom="0in" fo:line-height="100%" fo:background-color="#FFFFFF"/>
    </style:style>
    <style:style style:name="T18"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9"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20" style:parent-style-name="Normal" style:list-style-name="LFO2" style:family="paragraph">
      <style:paragraph-properties fo:border="0.0034in solid #E3E3E3" fo:padding="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21" style:parent-style-name="Normal" style:family="paragraph">
      <style:paragraph-properties fo:margin-top="0.5in" fo:margin-bottom="0.5in" fo:line-height="100%"/>
    </style:style>
    <style:style style:name="T22"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3" style:parent-style-name="Normal" style:family="paragraph">
      <style:paragraph-properties fo:border="0.0034in solid #E3E3E3" fo:padding="0in" style:shadow="none" fo:margin-bottom="0.2083in" fo:line-height="100%" fo:background-color="#FFFFFF"/>
    </style:style>
    <style:style style:name="T24"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25" style:parent-style-name="Normal" style:list-style-name="LFO3" style:family="paragraph">
      <style:paragraph-properties fo:border="0.0034in solid #E3E3E3" fo:padding="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26" style:parent-style-name="Normal" style:family="paragraph">
      <style:paragraph-properties fo:margin-bottom="0in" fo:line-height="100%"/>
    </style:style>
    <style:style style:name="T2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28"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9" style:parent-style-name="NormalWeb" style:family="paragraph">
      <style:paragraph-properties fo:background-color="#FFFFFF"/>
      <style:text-properties style:font-name="Inter" fo:color="#271A38"/>
    </style:style>
    <style:style style:name="P30" style:parent-style-name="NormalWeb" style:family="paragraph">
      <style:paragraph-properties fo:background-color="#FFFFFF"/>
      <style:text-properties style:font-name="Inter" fo:color="#271A38"/>
    </style:style>
    <style:style style:name="P31" style:parent-style-name="NormalWeb" style:family="paragraph">
      <style:paragraph-properties fo:background-color="#FFFFFF"/>
      <style:text-properties style:font-name="Inter" fo:color="#271A38"/>
    </style:style>
    <style:style style:name="P32" style:parent-style-name="NormalWeb" style:family="paragraph">
      <style:paragraph-properties fo:background-color="#FFFFFF"/>
      <style:text-properties style:font-name="Inter" fo:color="#271A38"/>
    </style:style>
    <style:style style:name="P33" style:parent-style-name="NormalWeb" style:family="paragraph">
      <style:paragraph-properties fo:background-color="#FFFFFF"/>
      <style:text-properties style:font-name="Inter" fo:color="#271A38"/>
    </style:style>
    <style:style style:name="P34"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5" style:parent-style-name="Normal" style:family="paragraph">
      <style:paragraph-properties fo:margin-bottom="0in" fo:line-height="100%"/>
    </style:style>
    <style:style style:name="T36"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3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9"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40"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41"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42" style:parent-style-name="Normal" style:family="paragraph">
      <style:paragraph-properties fo:margin-top="0.5in" fo:margin-bottom="0.5in" fo:line-height="100%"/>
    </style:style>
    <style:style style:name="T43"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44" style:parent-style-name="Normal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45" style:parent-style-name="NormalWeb" style:list-style-name="LFO14" style:family="paragraph">
      <style:paragraph-properties fo:border="0.0034in solid #E3E3E3" fo:padding-top="0in" fo:padding-left="0.0694in" fo:padding-bottom="0in" fo:padding-right="0in" style:shadow="none" fo:margin-top="0in" fo:margin-bottom="0in" fo:background-color="#FFFFFF"/>
    </style:style>
    <style:style style:name="T46" style:parent-style-name="Élevé" style:family="text">
      <style:text-properties style:font-name="Segoe UI" style:font-name-complex="Segoe UI" fo:color="#0D0D0D"/>
    </style:style>
    <style:style style:name="T47" style:parent-style-name="Policepardéfaut" style:family="text">
      <style:text-properties style:font-name="Segoe UI" style:font-name-complex="Segoe UI" fo:color="#0D0D0D"/>
    </style:style>
    <style:style style:name="P48" style:parent-style-name="NormalWeb" style:list-style-name="LFO14" style:family="paragraph">
      <style:paragraph-properties fo:border="0.0034in solid #E3E3E3" fo:padding-top="0in" fo:padding-left="0.0694in" fo:padding-bottom="0in" fo:padding-right="0in" style:shadow="none" fo:margin-top="0in" fo:margin-bottom="0in" fo:background-color="#FFFFFF"/>
    </style:style>
    <style:style style:name="T49" style:parent-style-name="Élevé" style:family="text">
      <style:text-properties style:font-name="Segoe UI" style:font-name-complex="Segoe UI" fo:color="#0D0D0D"/>
    </style:style>
    <style:style style:name="T50" style:parent-style-name="Policepardéfaut" style:family="text">
      <style:text-properties style:font-name="Segoe UI" style:font-name-complex="Segoe UI" fo:color="#0D0D0D"/>
    </style:style>
    <style:style style:name="P51" style:parent-style-name="NormalWeb" style:list-style-name="LFO14" style:family="paragraph">
      <style:paragraph-properties fo:border="0.0034in solid #E3E3E3" fo:padding-top="0in" fo:padding-left="0.0694in" fo:padding-bottom="0in" fo:padding-right="0in" style:shadow="none" fo:margin-top="0in" fo:margin-bottom="0in" fo:background-color="#FFFFFF"/>
    </style:style>
    <style:style style:name="T52" style:parent-style-name="Élevé" style:family="text">
      <style:text-properties style:font-name="Segoe UI" style:font-name-complex="Segoe UI" fo:color="#0D0D0D"/>
    </style:style>
    <style:style style:name="T53" style:parent-style-name="Policepardéfaut" style:family="text">
      <style:text-properties style:font-name="Segoe UI" style:font-name-complex="Segoe UI" fo:color="#0D0D0D"/>
    </style:style>
    <style:style style:name="P54" style:parent-style-name="NormalWeb" style:list-style-name="LFO14" style:family="paragraph">
      <style:paragraph-properties fo:border="0.0034in solid #E3E3E3" fo:padding-top="0in" fo:padding-left="0.0694in" fo:padding-bottom="0in" fo:padding-right="0in" style:shadow="none" fo:margin-top="0in" fo:margin-bottom="0in" fo:background-color="#FFFFFF"/>
    </style:style>
    <style:style style:name="T55" style:parent-style-name="Élevé" style:family="text">
      <style:text-properties style:font-name="Segoe UI" style:font-name-complex="Segoe UI" fo:color="#0D0D0D"/>
    </style:style>
    <style:style style:name="T56" style:parent-style-name="Policepardéfaut" style:family="text">
      <style:text-properties style:font-name="Segoe UI" style:font-name-complex="Segoe UI" fo:color="#0D0D0D"/>
    </style:style>
    <style:style style:name="P57" style:parent-style-name="NormalWeb" style:list-style-name="LFO14" style:family="paragraph">
      <style:paragraph-properties fo:border="0.0034in solid #E3E3E3" fo:padding-top="0in" fo:padding-left="0.0694in" fo:padding-bottom="0in" fo:padding-right="0in" style:shadow="none" fo:margin-top="0in" fo:margin-bottom="0in" fo:background-color="#FFFFFF"/>
    </style:style>
    <style:style style:name="T58" style:parent-style-name="Élevé" style:family="text">
      <style:text-properties style:font-name="Segoe UI" style:font-name-complex="Segoe UI" fo:color="#0D0D0D"/>
    </style:style>
    <style:style style:name="T59" style:parent-style-name="Policepardéfaut" style:family="text">
      <style:text-properties style:font-name="Segoe UI" style:font-name-complex="Segoe UI" fo:color="#0D0D0D"/>
    </style:style>
    <style:style style:name="P60" style:parent-style-name="NormalWeb" style:list-style-name="LFO14" style:family="paragraph">
      <style:paragraph-properties fo:border="0.0034in solid #E3E3E3" fo:padding-top="0in" fo:padding-left="0.0694in" fo:padding-bottom="0in" fo:padding-right="0in" style:shadow="none" fo:margin-top="0in" fo:margin-bottom="0in" fo:background-color="#FFFFFF"/>
    </style:style>
    <style:style style:name="T61" style:parent-style-name="Élevé" style:family="text">
      <style:text-properties style:font-name="Segoe UI" style:font-name-complex="Segoe UI" fo:color="#0D0D0D"/>
    </style:style>
    <style:style style:name="T62" style:parent-style-name="Policepardéfaut" style:family="text">
      <style:text-properties style:font-name="Segoe UI" style:font-name-complex="Segoe UI" fo:color="#0D0D0D"/>
    </style:style>
    <style:style style:name="P63" style:parent-style-name="Normal" style:family="paragraph">
      <style:paragraph-properties fo:border="0.0034in solid #E3E3E3" fo:padding="0in" style:shadow="none" fo:margin-bottom="0.2083in" fo:line-height="100%" fo:background-color="#FFFFFF"/>
    </style:style>
    <style:style style:name="T64"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65" style:parent-style-name="Normal" style:list-style-name="LFO15" style:family="paragraph">
      <style:paragraph-properties fo:border="0.0034in solid #E3E3E3" fo:padding-top="0in" fo:padding-left="0.0694in" fo:padding-bottom="0in" fo:padding-right="0in" style:shadow="none" fo:margin-bottom="0in" fo:line-height="100%" fo:background-color="#FFFFFF"/>
    </style:style>
    <style:style style:name="T66"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67" style:parent-style-name="Normal" style:list-style-name="LFO15" style:family="paragraph">
      <style:paragraph-properties fo:border="0.0034in solid #E3E3E3" fo:padding="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68" style:parent-style-name="Normal" style:list-style-name="LFO15" style:family="paragraph">
      <style:paragraph-properties fo:border="0.0034in solid #E3E3E3" fo:padding-top="0in" fo:padding-left="0.0694in" fo:padding-bottom="0in" fo:padding-right="0in" style:shadow="none" fo:margin-bottom="0in" fo:line-height="100%" fo:background-color="#FFFFFF"/>
    </style:style>
    <style:style style:name="T69"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70" style:parent-style-name="Normal" style:list-style-name="LFO15" style:family="paragraph">
      <style:paragraph-properties fo:border="0.0034in solid #E3E3E3" fo:padding="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71" style:parent-style-name="Normal" style:list-style-name="LFO15" style:family="paragraph">
      <style:paragraph-properties fo:border="0.0034in solid #E3E3E3" fo:padding-top="0in" fo:padding-left="0.0694in" fo:padding-bottom="0in" fo:padding-right="0in" style:shadow="none" fo:margin-bottom="0in" fo:line-height="100%" fo:background-color="#FFFFFF"/>
    </style:style>
    <style:style style:name="T72"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73" style:parent-style-name="Normal" style:list-style-name="LFO15" style:family="paragraph">
      <style:paragraph-properties fo:border="0.0034in solid #E3E3E3" fo:padding="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74" style:parent-style-name="Normal" style:list-style-name="LFO15" style:family="paragraph">
      <style:paragraph-properties fo:border="0.0034in solid #E3E3E3" fo:padding-top="0in" fo:padding-left="0.0694in" fo:padding-bottom="0in" fo:padding-right="0in" style:shadow="none" fo:margin-bottom="0in" fo:line-height="100%" fo:background-color="#FFFFFF"/>
    </style:style>
    <style:style style:name="T75"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76" style:parent-style-name="Normal" style:list-style-name="LFO15" style:family="paragraph">
      <style:paragraph-properties fo:border="0.0034in solid #E3E3E3" fo:padding="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77" style:parent-style-name="Normal" style:list-style-name="LFO15" style:family="paragraph">
      <style:paragraph-properties fo:border="0.0034in solid #E3E3E3" fo:padding-top="0in" fo:padding-left="0.0694in" fo:padding-bottom="0in" fo:padding-right="0in" style:shadow="none" fo:margin-bottom="0in" fo:line-height="100%" fo:background-color="#FFFFFF"/>
    </style:style>
    <style:style style:name="T78"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79" style:parent-style-name="Normal" style:list-style-name="LFO15" style:family="paragraph">
      <style:paragraph-properties fo:border="0.0034in solid #E3E3E3" fo:padding="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80" style:parent-style-name="Normal" style:list-style-name="LFO15" style:family="paragraph">
      <style:paragraph-properties fo:border="0.0034in solid #E3E3E3" fo:padding-top="0in" fo:padding-left="0.0694in" fo:padding-bottom="0in" fo:padding-right="0in" style:shadow="none" fo:margin-bottom="0in" fo:line-height="100%" fo:background-color="#FFFFFF"/>
    </style:style>
    <style:style style:name="T81"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82" style:parent-style-name="Normal" style:list-style-name="LFO15" style:family="paragraph">
      <style:paragraph-properties fo:border="0.0034in solid #E3E3E3" fo:padding="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family="graphic" style:name="a0">
      <style:graphic-properties style:wrap="parallel" style:wrap-contour="false" style:writing-mode="lr-tb" draw:fill="solid" draw:fill-color="#0d0d0d" draw:opacity="100%" draw:stroke="none" style:horizontal-rel="paragraph" style:vertical-rel="paragraph" style:horizontal-pos="from-left" style:vertical-pos="from-top"/>
      <style:paragraph-properties/>
    </style:style>
    <style:style style:family="graphic" style:name="a1">
      <style:graphic-properties style:wrap="parallel" style:wrap-contour="false" style:writing-mode="lr-tb" draw:fill="solid" draw:fill-color="#0d0d0d" draw:opacity="100%" draw:stroke="none" style:horizontal-rel="paragraph" style:vertical-rel="paragraph" style:horizontal-pos="from-left" style:vertical-pos="from-top"/>
      <style:paragraph-properties/>
    </style:style>
    <style:style style:family="graphic" style:name="a2">
      <style:graphic-properties style:wrap="parallel" style:wrap-contour="false" style:writing-mode="lr-tb" draw:fill="solid" draw:fill-color="#0d0d0d" draw:opacity="100%" draw:stroke="none" style:horizontal-rel="paragraph" style:vertical-rel="paragraph" style:horizontal-pos="from-left" style:vertical-pos="from-top"/>
      <style:paragraph-properties/>
    </style:style>
  </office:automatic-styles>
  <office:body>
    <office:text text:use-soft-page-breaks="true">
      <text:p text:style-name="P1"><text:span text:style-name="T2">Slide 1: Titre</text:span></text:p>
      <text:list text:style-name="LFO1" text:continue-numbering="true">
        <text:list-item>
          <text:p text:style-name="P3"><text:span text:style-name="T4">Titre :</text:span><text:span text:style-name="T5"><text:s/>Présentation du Projet d'Intégration Web</text:span></text:p>
        </text:list-item>
        <text:list-item>
          <text:p text:style-name="P6"><text:span text:style-name="T7">Sous-titre :</text:span><text:span text:style-name="T8"><text:s/>Agence de Voyage - Page d'Accueil</text:span></text:p>
        </text:list-item>
      </text:list>
      <text:p text:style-name="P9"><text:span text:style-name="T10"><draw:custom-shape svg:x="0in" svg:y="0in" svg:width="0in" svg:height="0in" draw:z-index="0" draw:id="id0" draw:style-name="a0" draw:name="Horizontal Line 1" text:anchor-type="as-char"><svg:title/><svg:desc/><draw:enhanced-geometry draw:type="non-primitive" svg:viewBox="0 0 21600 21600" draw:enhanced-path="M 0 0 L 21600 0 21600 21600 0 21600 Z N"/></draw:custom-shape></text:span></text:p>
      <text:p text:style-name="P11"><text:span text:style-name="T12">Contenu :</text:span></text:p>
      <text:list text:style-name="LFO2" text:continue-numbering="true">
        <text:list-item>
          <text:p text:style-name="P13"><text:span text:style-name="T14">Titre :</text:span><text:span text:style-name="T15"><text:s/>Présentation du Projet d'Intégration Web</text:span></text:p>
          <text:list text:continue-numbering="true">
            <text:list-item>
              <text:p text:style-name="P16">Mettez en évidence le principal sujet de la présentation, qui est votre projet d'intégration web pour l'agence de voyage. Utilisez une police de caractères claire et lisible pour le titre.</text:p>
            </text:list-item>
          </text:list>
        </text:list-item>
        <text:list-item>
          <text:p text:style-name="P17"><text:span text:style-name="T18">Sous-titre :</text:span><text:span text:style-name="T19"><text:s/>Agence de Voyage - Page d'Accueil</text:span></text:p>
          <text:list text:continue-numbering="true">
            <text:list-item>
              <text:p text:style-name="P20">Décrivez brièvement la portée du projet en mentionnant qu'il s'agit de la page d'accueil d'une agence de voyage. Utilisez une taille de police légèrement plus petite que le titre, mais toujours assez grande pour être lisible.</text:p>
            </text:list-item>
          </text:list>
        </text:list-item>
      </text:list>
      <text:p text:style-name="P21"><text:span text:style-name="T22"><draw:custom-shape svg:x="0in" svg:y="0in" svg:width="0in" svg:height="0in" draw:z-index="0" draw:id="id1" draw:style-name="a1" draw:name="Horizontal Line 2" text:anchor-type="as-char"><svg:title/><svg:desc/><draw:enhanced-geometry draw:type="non-primitive" svg:viewBox="0 0 21600 21600" draw:enhanced-path="M 0 0 L 21600 0 21600 21600 0 21600 Z N"/></draw:custom-shape></text:span></text:p>
      <text:p text:style-name="P23"><text:span text:style-name="T24">Objectif :</text:span></text:p>
      <text:list text:style-name="LFO3" text:continue-numbering="true">
        <text:list-item>
          <text:p text:style-name="P25">Introduisez brièvement le but de cette présentation, qui est de partager les détails de votre travail sur le projet d'intégration web. Mentionnez que vous allez présenter les maquettes, les spécificités du projet, la structure HTML, les styles CSS, l'intégration des sections hébergements et activités, la responsivité, et conclure avec des remerciements et vos coordonnées.</text:p>
        </text:list-item>
      </text:list>
      <text:p text:style-name="Normal"/>
      <text:p text:style-name="Normal"/>
      <text:p text:style-name="Normal"/>
      <text:p text:style-name="Normal"/>
      <text:p text:style-name="P26"><text:span text:style-name="T27"></text:span><text:span text:style-name="T28"><text:s text:c="2"/>Introduction au projet</text:span></text:p>
      <text:p text:style-name="P29">L’entreprise souhaite développer un site Internet qui permette aux usagers de trouver des hébergements et des activités dans la ville de leur choix.</text:p>
      <text:soft-page-break/>
      <text:p text:style-name="P30"> </text:p>
      <text:p text:style-name="P31">Vous êtes chargé d'intégrer l'interface du site avec du code HTML et CSS. Pour cela, vous travaillez en étroite collaboration avec Sarah, la CTO, et Loïc, l’UI designer. </text:p>
      <text:p text:style-name="P32"> </text:p>
      <text:p text:style-name="P33">Sarah vous envoie un e-mail pour vous présenter l’avancée du projet.</text:p>
      <text:p text:style-name="P34"/>
      <text:p text:style-name="P35"><text:span text:style-name="T36"></text:span><text:span text:style-name="T37"><text:s text:c="2"/>Objectif : Intégrer l'interface responsive de l'agence de voyage</text:span></text:p>
      <text:p text:style-name="P38"/>
      <text:p text:style-name="P39"/>
      <text:p text:style-name="Normal"><text:span text:style-name="T40"></text:span><text:span text:style-name="T41"><text:s text:c="2"/>Collaborateurs : Sarah (CTO) et Loïc (UI Designer)</text:span></text:p>
      <text:p text:style-name="Normal"/>
      <text:p text:style-name="Normal"/>
      <text:p text:style-name="P42"><text:span text:style-name="T43"><draw:custom-shape svg:x="0in" svg:y="0in" svg:width="0in" svg:height="0in" draw:z-index="0" draw:id="id2" draw:style-name="a2" draw:name="Horizontal Line 7" text:anchor-type="as-char"><svg:title/><svg:desc/><draw:enhanced-geometry draw:type="non-primitive" svg:viewBox="0 0 21600 21600" draw:enhanced-path="M 0 0 L 21600 0 21600 21600 0 21600 Z N"/></draw:custom-shape></text:span></text:p>
      <text:p text:style-name="Normal"/>
      <text:p text:style-name="P44"><text:line-break/>La réalisation de ce projet vous permet d'acquérir plusieurs compétences essentielles dans le domaine du développement web, notamment :</text:p>
      <text:list text:style-name="LFO14" text:continue-numbering="true">
        <text:list-item>
          <text:p text:style-name="P45"><text:span text:style-name="T46">Intégration HTML et CSS :</text:span><text:span text:style-name="T47"><text:s/>Vous avez appris à utiliser HTML pour structurer le contenu de la page web de manière sémantique, en utilisant des balises appropriées pour chaque élément. Vous avez également utilisé CSS pour styliser et mettre en forme les éléments de la page, en créant des mises en page attractives et responsives.</text:span></text:p>
        </text:list-item>
        <text:list-item>
          <text:p text:style-name="P48"><text:span text:style-name="T49">Responsive Design :</text:span><text:span text:style-name="T50"><text:s/>Vous avez développé une compréhension approfondie du design responsive, en assurant que la page d'accueil fonctionne bien sur tous les appareils et tailles d'écran, grâce à l'utilisation de techniques telles que les media queries et les flexbox.</text:span></text:p>
        </text:list-item>
        <text:list-item>
          <text:p text:style-name="P51"><text:span text:style-name="T52">Travail collaboratif :</text:span><text:span text:style-name="T53"><text:s/>En travaillant en étroite collaboration avec d'autres membres de l'équipe, vous avez développé vos compétences en communication et en travail d'équipe, en partageant des idées, en résolvant des problèmes ensemble et en intégrant les retours des membres de l'équipe.</text:span></text:p>
        </text:list-item>
        <text:list-item>
          <text:p text:style-name="P54"><text:span text:style-name="T55">Analyse des maquettes :</text:span><text:span text:style-name="T56"><text:s/>Vous avez appris à analyser les maquettes fournies par l'équipe de conception (UI designer) et à les traduire en code HTML et CSS, en respectant les spécifications et les exigences du design.</text:span></text:p>
        </text:list-item>
        <text:list-item>
          <text:p text:style-name="P57"><text:span text:style-name="T58">Utilisation d'outils de conception :</text:span><text:span text:style-name="T59"><text:s/>Vous avez peut-être utilisé des outils de conception tels que Figma pour visualiser les maquettes et comprendre la structure de la page, ainsi que pour extraire les valeurs de couleur, les dimensions et d'autres détails nécessaires à l'intégration.</text:span></text:p>
        </text:list-item>
        <text:list-item>
          <text:p text:style-name="P60"><text:span text:style-name="T61">Compréhension des besoins du client :</text:span><text:span text:style-name="T62"><text:s/>Vous avez travaillé sur un projet concret avec des objectifs précis définis par le client, ce qui vous a permis de comprendre les besoins et les attentes du client et de fournir une solution adaptée.</text:span></text:p>
        </text:list-item>
      </text:list>
      <text:p text:style-name="Normal"/>
      <text:p text:style-name="Normal"/>
      <text:p text:style-name="Normal"/>
      <text:p text:style-name="Normal"/>
      <text:p text:style-name="Normal"/>
      <text:p text:style-name="P63"><text:span text:style-name="T64"><text:line-break/>Slide PowerPoint : Les Défis de la Responsivité</text:span></text:p>
      <text:list text:style-name="LFO15" text:continue-numbering="true">
        <text:list-item>
          <text:p text:style-name="P65"><text:span text:style-name="T66">Introduction</text:span></text:p>
          <text:list text:continue-numbering="true">
            <text:list-item>
              <text:p text:style-name="P67">La conception d'interfaces web réactives présente des défis significatifs dans le domaine du développement web.</text:p>
            </text:list-item>
          </text:list>
        </text:list-item>
        <text:list-item>
          <text:p text:style-name="P68"><text:span text:style-name="T69">Complexité des Tailles d'Écran</text:span></text:p>
          <text:list text:continue-numbering="true">
            <text:list-item>
              <text:p text:style-name="P70">Adapter l'interface pour offrir une expérience utilisateur cohérente sur une multitude de dispositifs aux tailles d'écran variables, notamment les smartphones, les tablettes et les ordinateurs de bureau.</text:p>
            </text:list-item>
          </text:list>
        </text:list-item>
        <text:list-item>
          <text:p text:style-name="P71"><text:span text:style-name="T72">Gestion des Media Queries</text:span></text:p>
          <text:list text:continue-numbering="true">
            <text:list-item>
              <text:p text:style-name="P73">Utilisation des media queries dans les feuilles de style CSS pour définir des règles spécifiques en fonction des caractéristiques de l'appareil, telles que la largeur de l'écran et l'orientation.</text:p>
            </text:list-item>
          </text:list>
        </text:list-item>
        <text:list-item>
          <text:p text:style-name="P74"><text:span text:style-name="T75">Contraintes de Design</text:span></text:p>
          <text:list text:continue-numbering="true">
            <text:list-item>
              <text:p text:style-name="P76">Harmoniser le design tout en prenant en compte les contraintes de chaque appareil, telles que l'espace limité sur les écrans mobiles ou les variations de résolution sur les ordinateurs de bureau.</text:p>
            </text:list-item>
          </text:list>
        </text:list-item>
        <text:list-item>
          <text:p text:style-name="P77"><text:span text:style-name="T78">Tests et Optimisation</text:span></text:p>
          <text:list text:continue-numbering="true">
            <text:list-item>
              <text:p text:style-name="P79">Effectuer des tests réguliers sur une gamme d'appareils pour identifier et corriger les problèmes de mise en page, de navigation et d'interaction, garantissant ainsi une expérience utilisateur optimale sur tous les dispositifs.</text:p>
            </text:list-item>
          </text:list>
        </text:list-item>
        <text:list-item>
          <text:p text:style-name="P80"><text:span text:style-name="T81">Conclusion</text:span></text:p>
          <text:list text:continue-numbering="true">
            <text:list-item>
              <text:p text:style-name="P82">La responsivité représente un défi essentiel dans le développement web moderne, nécessitant une approche minutieuse pour assurer la convivialité et la fonctionnalité sur l'ensemble des plateformes et des appareils utilisés par les utilisateurs.</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Inter" svg:font-family="Inter" style:font-family-generic="roman" svg:panose-1="0 0 0 0 0 0 0 0 0 0"/>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5LVL2"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di9</meta:initial-creator>
    <dc:creator>fadi9</dc:creator>
    <meta:creation-date>2024-05-07T12:41:00Z</meta:creation-date>
    <dc:date>2024-05-08T14:49:00Z</dc:date>
    <meta:template xlink:href="Normal" xlink:type="simple"/>
    <meta:editing-cycles>2</meta:editing-cycles>
    <meta:editing-duration>PT0S</meta:editing-duration>
    <meta:document-statistic meta:page-count="4" meta:paragraph-count="9" meta:word-count="722" meta:character-count="4687" meta:row-count="33" meta:non-whitespace-character-count="3974"/>
  </office:meta>
</office:document-meta>
</file>